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name="eingebettetes Objekt (OLE) 1" draw:style-name="gr1" draw:text-style-name="P1" svg:width="0.2cm" svg:height="0.474cm" svg:x="3.084cm" svg:y="2.63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eingebettetes Objekt (OLE) 2" draw:style-name="gr1" draw:text-style-name="P1" svg:width="0.2cm" svg:height="0.474cm" svg:x="2.258cm" svg:y="3.612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2" draw:text-style-name="P1" svg:width="15.999cm" svg:height="8.999cm" svg:x="13.318cm" svg:y="1.215cm">
            <draw:object draw:notify-on-update-of-ranges="Tabelle1.A9:Tabelle1.A9 Tabelle1.E10:Tabelle1.E68 Tabelle1.C10:Tabelle1.C6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igma_0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C_1</text:p>
          </table:table-cell>
          <table:table-cell table:formula="of:=-(1+[.B5])/2*([.B3]+[.B4])/([.B4]*[.B3])" office:value-type="float" office:value="-866.666666666667" calcext:value-type="float">
            <text:p>-866,666666666667</text:p>
          </table:table-cell>
          <table:table-cell/>
        </table:table-row>
        <table:table-row table:style-name="ro1">
          <table:table-cell office:value-type="string" calcext:value-type="string">
            <text:p>delta_epsilon</text:p>
          </table:table-cell>
          <table:table-cell office:value-type="float" office:value="-0.0005" calcext:value-type="float">
            <text:p>-0,0005</text:p>
          </table:table-cell>
          <table:table-cell office:value-type="string" calcext:value-type="string">
            <text:p>C_2</text:p>
          </table:table-cell>
          <table:table-cell table:formula="of:=-(1+[.B5])/2*([.B3]-[.B4])/([.B4]*[.B3])" office:value-type="float" office:value="-466.666666666667" calcext:value-type="float">
            <text:p>-466,666666666667</text:p>
          </table:table-cell>
          <table:table-cell/>
        </table:table-row>
        <table:table-row table:style-name="ro1">
          <table:table-cell office:value-type="string" calcext:value-type="string">
            <text:p>C_c</text:p>
          </table:table-cell>
          <table:table-cell office:value-type="float" office:value="0.005" calcext:value-type="float">
            <text:p>0,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_s</text:p>
          </table:table-cell>
          <table:table-cell office:value-type="float" office:value="0.0015" calcext:value-type="float">
            <text:p>0,00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_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de</text:p>
          </table:table-cell>
          <table:table-cell table:formula="of:=-1000" office:value-type="float" office:value="-1000" calcext:value-type="float">
            <text:p>-1000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i</text:p>
          </table:table-cell>
          <table:table-cell table:style-name="ce1" office:value-type="string" calcext:value-type="string">
            <text:p>eps_delta</text:p>
          </table:table-cell>
          <table:table-cell office:value-type="string" calcext:value-type="string">
            <text:p>eps_total</text:p>
          </table:table-cell>
          <table:table-cell office:value-type="string" calcext:value-type="string">
            <text:p>sigma_delta</text:p>
          </table:table-cell>
          <table:table-cell office:value-type="string" calcext:value-type="string">
            <text:p>Sigma_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E10]&gt;[.$B$6];[.$B$2];ABS([.$B$2]))" office:value-type="float" office:value="-0.0005" calcext:value-type="float">
            <text:p>-0,00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]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[.E11]&gt;[.$B$6];[.$B$2];ABS([.$B$2]))" office:value-type="float" office:value="-0.0005" calcext:value-type="float">
            <text:p>-0,0005</text:p>
          </table:table-cell>
          <table:table-cell table:formula="of:=[.C10]+[.B10]" office:value-type="float" office:value="-0.0005" calcext:value-type="float">
            <text:p>-0,0005</text:p>
          </table:table-cell>
          <table:table-cell table:formula="of:=([.$D$1]*[.$B$2]+[.$D$2]*[.B10] )*[.E10]" office:value-type="float" office:value="-6.66666666666667" calcext:value-type="float">
            <text:p>-6,66666666666667</text:p>
          </table:table-cell>
          <table:table-cell table:formula="of:=[.E10]+[.D11]" office:value-type="float" office:value="-16.6666666666667" calcext:value-type="float">
            <text:p>-16,6666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[.E12]&gt;[.$B$6];[.$B$2];ABS([.$B$2]))" office:value-type="float" office:value="-0.0005" calcext:value-type="float">
            <text:p>-0,0005</text:p>
          </table:table-cell>
          <table:table-cell table:formula="of:=[.C11]+[.B11]" office:value-type="float" office:value="-0.001" calcext:value-type="float">
            <text:p>-0,001</text:p>
          </table:table-cell>
          <table:table-cell table:formula="of:=([.$D$1]*[.$B$2]+[.$D$2]*[.B11] )*[.E11]" office:value-type="float" office:value="-11.1111111111111" calcext:value-type="float">
            <text:p>-11,1111111111111</text:p>
          </table:table-cell>
          <table:table-cell table:formula="of:=[.E11]+[.D11]" office:value-type="float" office:value="-23.3333333333333" calcext:value-type="float">
            <text:p>-23,3333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[.E13]&gt;[.$B$6];[.$B$2];ABS([.$B$2]))" office:value-type="float" office:value="-0.0005" calcext:value-type="float">
            <text:p>-0,0005</text:p>
          </table:table-cell>
          <table:table-cell table:formula="of:=[.C12]+[.B12]" office:value-type="float" office:value="-0.0015" calcext:value-type="float">
            <text:p>-0,0015</text:p>
          </table:table-cell>
          <table:table-cell table:formula="of:=([.$D$1]*[.$B$2]+[.$D$2]*[.B12] )*[.E12]" office:value-type="float" office:value="-15.5555555555556" calcext:value-type="float">
            <text:p>-15,5555555555556</text:p>
          </table:table-cell>
          <table:table-cell table:formula="of:=[.E12]+[.D12]" office:value-type="float" office:value="-34.4444444444444" calcext:value-type="float">
            <text:p>-34,44444444444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[.E14]&gt;[.$B$6];[.$B$2];ABS([.$B$2]))" office:value-type="float" office:value="-0.0005" calcext:value-type="float">
            <text:p>-0,0005</text:p>
          </table:table-cell>
          <table:table-cell table:formula="of:=[.C13]+[.B13]" office:value-type="float" office:value="-0.002" calcext:value-type="float">
            <text:p>-0,002</text:p>
          </table:table-cell>
          <table:table-cell table:formula="of:=([.$D$1]*[.$B$2]+[.$D$2]*[.B13] )*[.E13]" office:value-type="float" office:value="-22.962962962963" calcext:value-type="float">
            <text:p>-22,962962962963</text:p>
          </table:table-cell>
          <table:table-cell table:formula="of:=[.E13]+[.D13]" office:value-type="float" office:value="-50" calcext:value-type="float">
            <text:p>-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[.E15]&gt;[.$B$6];[.$B$2];ABS([.$B$2]))" office:value-type="float" office:value="-0.0005" calcext:value-type="float">
            <text:p>-0,0005</text:p>
          </table:table-cell>
          <table:table-cell table:formula="of:=[.C14]+[.B14]" office:value-type="float" office:value="-0.0025" calcext:value-type="float">
            <text:p>-0,0025</text:p>
          </table:table-cell>
          <table:table-cell table:formula="of:=([.$D$1]*[.$B$2]+[.$D$2]*[.B14] )*[.E14]" office:value-type="float" office:value="-33.3333333333333" calcext:value-type="float">
            <text:p>-33,3333333333333</text:p>
          </table:table-cell>
          <table:table-cell table:formula="of:=[.E14]+[.D14]" office:value-type="float" office:value="-72.962962962963" calcext:value-type="float">
            <text:p>-72,9629629629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[.E16]&gt;[.$B$6];[.$B$2];ABS([.$B$2]))" office:value-type="float" office:value="-0.0005" calcext:value-type="float">
            <text:p>-0,0005</text:p>
          </table:table-cell>
          <table:table-cell table:formula="of:=[.C15]+[.B15]" office:value-type="float" office:value="-0.003" calcext:value-type="float">
            <text:p>-0,003</text:p>
          </table:table-cell>
          <table:table-cell table:formula="of:=([.$D$1]*[.$B$2]+[.$D$2]*[.B15] )*[.E15]" office:value-type="float" office:value="-48.641975308642" calcext:value-type="float">
            <text:p>-48,641975308642</text:p>
          </table:table-cell>
          <table:table-cell table:formula="of:=[.E15]+[.D15]" office:value-type="float" office:value="-106.296296296296" calcext:value-type="float">
            <text:p>-106,2962962962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[.E17]&gt;[.$B$6];[.$B$2];ABS([.$B$2]))" office:value-type="float" office:value="-0.0005" calcext:value-type="float">
            <text:p>-0,0005</text:p>
          </table:table-cell>
          <table:table-cell table:formula="of:=[.C16]+[.B16]" office:value-type="float" office:value="-0.0035" calcext:value-type="float">
            <text:p>-0,0035</text:p>
          </table:table-cell>
          <table:table-cell table:formula="of:=([.$D$1]*[.$B$2]+[.$D$2]*[.B16] )*[.E16]" office:value-type="float" office:value="-70.8641975308642" calcext:value-type="float">
            <text:p>-70,8641975308642</text:p>
          </table:table-cell>
          <table:table-cell table:formula="of:=[.E16]+[.D16]" office:value-type="float" office:value="-154.938271604938" calcext:value-type="float">
            <text:p>-154,9382716049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[.E18]&gt;[.$B$6];[.$B$2];ABS([.$B$2]))" office:value-type="float" office:value="-0.0005" calcext:value-type="float">
            <text:p>-0,0005</text:p>
          </table:table-cell>
          <table:table-cell table:formula="of:=[.C17]+[.B17]" office:value-type="float" office:value="-0.004" calcext:value-type="float">
            <text:p>-0,004</text:p>
          </table:table-cell>
          <table:table-cell table:formula="of:=([.$D$1]*[.$B$2]+[.$D$2]*[.B17] )*[.E17]" office:value-type="float" office:value="-103.292181069959" calcext:value-type="float">
            <text:p>-103,292181069959</text:p>
          </table:table-cell>
          <table:table-cell table:formula="of:=[.E17]+[.D17]" office:value-type="float" office:value="-225.802469135803" calcext:value-type="float">
            <text:p>-225,8024691358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[.E19]&gt;[.$B$6];[.$B$2];ABS([.$B$2]))" office:value-type="float" office:value="-0.0005" calcext:value-type="float">
            <text:p>-0,0005</text:p>
          </table:table-cell>
          <table:table-cell table:formula="of:=[.C18]+[.B18]" office:value-type="float" office:value="-0.0045" calcext:value-type="float">
            <text:p>-0,0045</text:p>
          </table:table-cell>
          <table:table-cell table:formula="of:=([.$D$1]*[.$B$2]+[.$D$2]*[.B18] )*[.E18]" office:value-type="float" office:value="-150.534979423868" calcext:value-type="float">
            <text:p>-150,534979423868</text:p>
          </table:table-cell>
          <table:table-cell table:formula="of:=[.E18]+[.D18]" office:value-type="float" office:value="-329.094650205761" calcext:value-type="float">
            <text:p>-329,09465020576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E20]&gt;[.$B$6];[.$B$2];ABS([.$B$2]))" office:value-type="float" office:value="-0.0005" calcext:value-type="float">
            <text:p>-0,0005</text:p>
          </table:table-cell>
          <table:table-cell table:formula="of:=[.C19]+[.B19]" office:value-type="float" office:value="-0.005" calcext:value-type="float">
            <text:p>-0,005</text:p>
          </table:table-cell>
          <table:table-cell table:formula="of:=([.$D$1]*[.$B$2]+[.$D$2]*[.B19] )*[.E19]" office:value-type="float" office:value="-219.396433470508" calcext:value-type="float">
            <text:p>-219,396433470508</text:p>
          </table:table-cell>
          <table:table-cell table:formula="of:=[.E19]+[.D19]" office:value-type="float" office:value="-479.62962962963" calcext:value-type="float">
            <text:p>-479,6296296296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[.E21]&gt;[.$B$6];[.$B$2];ABS([.$B$2]))" office:value-type="float" office:value="-0.0005" calcext:value-type="float">
            <text:p>-0,0005</text:p>
          </table:table-cell>
          <table:table-cell table:formula="of:=[.C20]+[.B20]" office:value-type="float" office:value="-0.0055" calcext:value-type="float">
            <text:p>-0,0055</text:p>
          </table:table-cell>
          <table:table-cell table:formula="of:=([.$D$1]*[.$B$2]+[.$D$2]*[.B20] )*[.E20]" office:value-type="float" office:value="-319.753086419753" calcext:value-type="float">
            <text:p>-319,753086419753</text:p>
          </table:table-cell>
          <table:table-cell table:formula="of:=[.E20]+[.D20]" office:value-type="float" office:value="-699.026063100137" calcext:value-type="float">
            <text:p>-699,0260631001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[.E22]&gt;[.$B$6];[.$B$2];ABS([.$B$2]))" office:value-type="float" office:value="0.0005" calcext:value-type="float">
            <text:p>0,0005</text:p>
          </table:table-cell>
          <table:table-cell table:formula="of:=[.C21]+[.B21]" office:value-type="float" office:value="-0.006" calcext:value-type="float">
            <text:p>-0,006</text:p>
          </table:table-cell>
          <table:table-cell table:formula="of:=([.$D$1]*[.$B$2]+[.$D$2]*[.B21] )*[.E21]" office:value-type="float" office:value="-466.017375400092" calcext:value-type="float">
            <text:p>-466,017375400092</text:p>
          </table:table-cell>
          <table:table-cell table:formula="of:=[.E21]+[.D21]" office:value-type="float" office:value="-1018.77914951989" calcext:value-type="float">
            <text:p>-1018,7791495198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[.E23]&gt;[.$B$6];[.$B$2];ABS([.$B$2]))" office:value-type="float" office:value="0.0005" calcext:value-type="float">
            <text:p>0,0005</text:p>
          </table:table-cell>
          <table:table-cell table:formula="of:=[.C22]+[.B22]" office:value-type="float" office:value="-0.0055" calcext:value-type="float">
            <text:p>-0,0055</text:p>
          </table:table-cell>
          <table:table-cell table:formula="of:=([.$D$1]*[.$B$2]+[.$D$2]*[.B22] )*[.E22]" office:value-type="float" office:value="-203.755829903978" calcext:value-type="float">
            <text:p>-203,755829903978</text:p>
          </table:table-cell>
          <table:table-cell table:formula="of:=[.E22]+[.D22]" office:value-type="float" office:value="-1484.79652491998" calcext:value-type="float">
            <text:p>-1484,796524919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[.E24]&gt;[.$B$6];[.$B$2];ABS([.$B$2]))" office:value-type="float" office:value="0.0005" calcext:value-type="float">
            <text:p>0,0005</text:p>
          </table:table-cell>
          <table:table-cell table:formula="of:=[.C23]+[.B23]" office:value-type="float" office:value="-0.005" calcext:value-type="float">
            <text:p>-0,005</text:p>
          </table:table-cell>
          <table:table-cell table:formula="of:=([.$D$1]*[.$B$2]+[.$D$2]*[.B23] )*[.E23]" office:value-type="float" office:value="-296.959304983997" calcext:value-type="float">
            <text:p>-296,959304983997</text:p>
          </table:table-cell>
          <table:table-cell table:formula="of:=[.E23]+[.D23]" office:value-type="float" office:value="-1688.55235482396" calcext:value-type="float">
            <text:p>-1688,552354823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[.E25]&gt;[.$B$6];[.$B$2];ABS([.$B$2]))" office:value-type="float" office:value="0.0005" calcext:value-type="float">
            <text:p>0,0005</text:p>
          </table:table-cell>
          <table:table-cell table:formula="of:=[.C24]+[.B24]" office:value-type="float" office:value="-0.0045" calcext:value-type="float">
            <text:p>-0,0045</text:p>
          </table:table-cell>
          <table:table-cell table:formula="of:=([.$D$1]*[.$B$2]+[.$D$2]*[.B24] )*[.E24]" office:value-type="float" office:value="-337.710470964792" calcext:value-type="float">
            <text:p>-337,710470964792</text:p>
          </table:table-cell>
          <table:table-cell table:formula="of:=[.E24]+[.D24]" office:value-type="float" office:value="-1985.51165980796" calcext:value-type="float">
            <text:p>-1985,5116598079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[.E26]&gt;[.$B$6];[.$B$2];ABS([.$B$2]))" office:value-type="float" office:value="0.0005" calcext:value-type="float">
            <text:p>0,0005</text:p>
          </table:table-cell>
          <table:table-cell table:formula="of:=[.C25]+[.B25]" office:value-type="float" office:value="-0.004" calcext:value-type="float">
            <text:p>-0,004</text:p>
          </table:table-cell>
          <table:table-cell table:formula="of:=([.$D$1]*[.$B$2]+[.$D$2]*[.B25] )*[.E25]" office:value-type="float" office:value="-397.102331961592" calcext:value-type="float">
            <text:p>-397,102331961592</text:p>
          </table:table-cell>
          <table:table-cell table:formula="of:=[.E25]+[.D25]" office:value-type="float" office:value="-2323.22213077275" calcext:value-type="float">
            <text:p>-2323,222130772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[.E27]&gt;[.$B$6];[.$B$2];ABS([.$B$2]))" office:value-type="float" office:value="0.0005" calcext:value-type="float">
            <text:p>0,0005</text:p>
          </table:table-cell>
          <table:table-cell table:formula="of:=[.C26]+[.B26]" office:value-type="float" office:value="-0.0035" calcext:value-type="float">
            <text:p>-0,0035</text:p>
          </table:table-cell>
          <table:table-cell table:formula="of:=([.$D$1]*[.$B$2]+[.$D$2]*[.B26] )*[.E26]" office:value-type="float" office:value="-464.64442615455" calcext:value-type="float">
            <text:p>-464,64442615455</text:p>
          </table:table-cell>
          <table:table-cell table:formula="of:=[.E26]+[.D26]" office:value-type="float" office:value="-2720.32446273434" calcext:value-type="float">
            <text:p>-2720,3244627343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E28]&gt;[.$B$6];[.$B$2];ABS([.$B$2]))" office:value-type="float" office:value="0.0005" calcext:value-type="float">
            <text:p>0,0005</text:p>
          </table:table-cell>
          <table:table-cell table:formula="of:=[.C27]+[.B27]" office:value-type="float" office:value="-0.003" calcext:value-type="float">
            <text:p>-0,003</text:p>
          </table:table-cell>
          <table:table-cell table:formula="of:=([.$D$1]*[.$B$2]+[.$D$2]*[.B27] )*[.E27]" office:value-type="float" office:value="-544.064892546868" calcext:value-type="float">
            <text:p>-544,064892546868</text:p>
          </table:table-cell>
          <table:table-cell table:formula="of:=[.E27]+[.D27]" office:value-type="float" office:value="-3184.96888888889" calcext:value-type="float">
            <text:p>-3184,968888888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[.E29]&gt;[.$B$6];[.$B$2];ABS([.$B$2]))" office:value-type="float" office:value="0.0005" calcext:value-type="float">
            <text:p>0,0005</text:p>
          </table:table-cell>
          <table:table-cell table:formula="of:=[.C28]+[.B28]" office:value-type="float" office:value="-0.0025" calcext:value-type="float">
            <text:p>-0,0025</text:p>
          </table:table-cell>
          <table:table-cell table:formula="of:=([.$D$1]*[.$B$2]+[.$D$2]*[.B28] )*[.E28]" office:value-type="float" office:value="-636.993777777779" calcext:value-type="float">
            <text:p>-636,993777777779</text:p>
          </table:table-cell>
          <table:table-cell table:formula="of:=[.E28]+[.D28]" office:value-type="float" office:value="-3729.03378143576" calcext:value-type="float">
            <text:p>-3729,0337814357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[.E30]&gt;[.$B$6];[.$B$2];ABS([.$B$2]))" office:value-type="float" office:value="0.0005" calcext:value-type="float">
            <text:p>0,0005</text:p>
          </table:table-cell>
          <table:table-cell table:formula="of:=[.C29]+[.B29]" office:value-type="float" office:value="-0.002" calcext:value-type="float">
            <text:p>-0,002</text:p>
          </table:table-cell>
          <table:table-cell table:formula="of:=([.$D$1]*[.$B$2]+[.$D$2]*[.B29] )*[.E29]" office:value-type="float" office:value="-745.806756287152" calcext:value-type="float">
            <text:p>-745,806756287152</text:p>
          </table:table-cell>
          <table:table-cell table:formula="of:=[.E29]+[.D29]" office:value-type="float" office:value="-4366.02755921354" calcext:value-type="float">
            <text:p>-4366,0275592135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[.E31]&gt;[.$B$6];[.$B$2];ABS([.$B$2]))" office:value-type="float" office:value="0.0005" calcext:value-type="float">
            <text:p>0,0005</text:p>
          </table:table-cell>
          <table:table-cell table:formula="of:=[.C30]+[.B30]" office:value-type="float" office:value="-0.0015" calcext:value-type="float">
            <text:p>-0,0015</text:p>
          </table:table-cell>
          <table:table-cell table:formula="of:=([.$D$1]*[.$B$2]+[.$D$2]*[.B30] )*[.E30]" office:value-type="float" office:value="-873.205511842708" calcext:value-type="float">
            <text:p>-873,205511842708</text:p>
          </table:table-cell>
          <table:table-cell table:formula="of:=[.E30]+[.D30]" office:value-type="float" office:value="-5111.83431550069" calcext:value-type="float">
            <text:p>-5111,8343155006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[.E32]&gt;[.$B$6];[.$B$2];ABS([.$B$2]))" office:value-type="float" office:value="0.0005" calcext:value-type="float">
            <text:p>0,0005</text:p>
          </table:table-cell>
          <table:table-cell table:formula="of:=[.C31]+[.B31]" office:value-type="float" office:value="-0.001" calcext:value-type="float">
            <text:p>-0,001</text:p>
          </table:table-cell>
          <table:table-cell table:formula="of:=([.$D$1]*[.$B$2]+[.$D$2]*[.B31] )*[.E31]" office:value-type="float" office:value="-1022.36686310014" calcext:value-type="float">
            <text:p>-1022,36686310014</text:p>
          </table:table-cell>
          <table:table-cell table:formula="of:=[.E31]+[.D31]" office:value-type="float" office:value="-5985.0398273434" calcext:value-type="float">
            <text:p>-5985,039827343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[.E33]&gt;[.$B$6];[.$B$2];ABS([.$B$2]))" office:value-type="float" office:value="0.0005" calcext:value-type="float">
            <text:p>0,0005</text:p>
          </table:table-cell>
          <table:table-cell table:formula="of:=[.C32]+[.B32]" office:value-type="float" office:value="-0.0005" calcext:value-type="float">
            <text:p>-0,0005</text:p>
          </table:table-cell>
          <table:table-cell table:formula="of:=([.$D$1]*[.$B$2]+[.$D$2]*[.B32] )*[.E32]" office:value-type="float" office:value="-1197.00796546868" calcext:value-type="float">
            <text:p>-1197,00796546868</text:p>
          </table:table-cell>
          <table:table-cell table:formula="of:=[.E32]+[.D32]" office:value-type="float" office:value="-7007.40669044354" calcext:value-type="float">
            <text:p>-7007,4066904435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[.E34]&gt;[.$B$6];[.$B$2];ABS([.$B$2]))" office:value-type="float" office:value="0.0005" calcext:value-type="float">
            <text:p>0,0005</text:p>
          </table:table-cell>
          <table:table-cell table:formula="of:=[.C33]+[.B33]" office:value-type="float" office:value="0" calcext:value-type="float">
            <text:p>0</text:p>
          </table:table-cell>
          <table:table-cell table:formula="of:=([.$D$1]*[.$B$2]+[.$D$2]*[.B33] )*[.E33]" office:value-type="float" office:value="-1401.48133808871" calcext:value-type="float">
            <text:p>-1401,48133808871</text:p>
          </table:table-cell>
          <table:table-cell table:formula="of:=[.E33]+[.D33]" office:value-type="float" office:value="-8204.41465591222" calcext:value-type="float">
            <text:p>-8204,4146559122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[.E35]&gt;[.$B$6];[.$B$2];ABS([.$B$2]))" office:value-type="float" office:value="0.0005" calcext:value-type="float">
            <text:p>0,0005</text:p>
          </table:table-cell>
          <table:table-cell table:formula="of:=[.C34]+[.B34]" office:value-type="float" office:value="0.0005" calcext:value-type="float">
            <text:p>0,0005</text:p>
          </table:table-cell>
          <table:table-cell table:formula="of:=([.$D$1]*[.$B$2]+[.$D$2]*[.B34] )*[.E34]" office:value-type="float" office:value="-1640.88293118244" calcext:value-type="float">
            <text:p>-1640,88293118244</text:p>
          </table:table-cell>
          <table:table-cell table:formula="of:=[.E34]+[.D34]" office:value-type="float" office:value="-9605.89599400092" calcext:value-type="float">
            <text:p>-9605,89599400092</text:p>
          </table:table-cell>
        </table:table-row>
      </table:table>
      <table:named-expressions>
        <table:named-range table:name="c_1" table:base-cell-address="$Tabelle1.$D$1" table:cell-range-address="$Tabelle1.$D$1"/>
        <table:named-range table:name="c_2" table:base-cell-address="$Tabelle1.$D$2" table:cell-range-address="$Tabelle1.$D$2"/>
        <table:named-range table:name="c_c" table:base-cell-address="$Tabelle1.$B$3" table:cell-range-address="$Tabelle1.$B$3"/>
        <table:named-range table:name="c_s" table:base-cell-address="$Tabelle1.$B$4" table:cell-range-address="$Tabelle1.$B$4"/>
        <table:named-range table:name="eps_delta" table:base-cell-address="$Tabelle1.$B$2" table:cell-range-address="$Tabelle1.$B$2"/>
        <table:named-range table:name="e_0" table:base-cell-address="$Tabelle1.$B$5" table:cell-range-address="$Tabelle1.$B$5"/>
        <table:named-range table:name="sigma_0" table:base-cell-address="$Tabelle1.$B$1" table:cell-range-address="$Tabelle1.$B$1"/>
        <table:named-range table:name="sigma_end" table:base-cell-address="$Tabelle1.$B$6" table:cell-range-address="$Tabelle1.$B$6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1T12:22:37.746302056</meta:creation-date>
    <dc:date>2025-07-21T21:57:20.323646984</dc:date>
    <meta:editing-duration>PT1H55M15S</meta:editing-duration>
    <meta:editing-cycles>2</meta:editing-cycles>
    <meta:generator>LibreOffice/7.3.7.2$Linux_X86_64 LibreOffice_project/30$Build-2</meta:generator>
    <meta:document-statistic meta:table-count="1" meta:cell-count="151" meta:object-count="3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07cm" svg:y="0.316cm" chart:style-name="ch2">
          <text:p>Kompressionsversuch</text:p>
        </chart:title>
        <chart:legend chart:legend-position="end" svg:x="13.121cm" svg:y="4.201cm" style:legend-expansion="high" chart:style-name="ch3"/>
        <chart:plot-area chart:style-name="ch4" table:cell-range-address="Tabelle1.A9:Tabelle1.A9 Tabelle1.E10:Tabelle1.E68 Tabelle1.C10:Tabelle1.C68" chart:data-source-has-labels="row" svg:x="1.331cm" svg:y="1.275cm" svg:width="11.47cm" svg:height="6.564cm">
          <chart:coordinate-region svg:x="1.848cm" svg:y="1.474cm" svg:width="10.859cm" svg:height="6.166cm"/>
          <chart:axis chart:dimension="x" chart:name="primary-x" chart:style-name="ch5">
            <chart:title svg:x="6.162cm" svg:y="8.019cm" chart:style-name="ch6">
              <text:p>Stress [kPa]</text:p>
            </chart:title>
          </chart:axis>
          <chart:axis chart:dimension="y" chart:name="primary-y" chart:style-name="ch5">
            <chart:title svg:x="0.451cm" svg:y="5.21cm" chart:style-name="ch7">
              <text:p>Strain [-]</text:p>
            </chart:title>
            <chart:grid chart:style-name="ch8" chart:class="major"/>
          </chart:axis>
          <chart:series chart:style-name="ch9" chart:values-cell-range-address="Tabelle1.C10:Tabelle1.C68" loext:label-string="&quot;Belastung&quot;" chart:class="chart:scatter">
            <chart:domain table:cell-range-address="Tabelle1.E10:Tabelle1.E68"/>
            <chart:data-point chart:repeated="5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E</text:p>
              </table:table-cell>
              <table:table-cell office:value-type="string">
                <text:p>Belastu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Tabelle1.E10:Tabelle1.E68</svg:desc>
                </draw:g>
              </table:table-cell>
              <table:table-cell office:value-type="float" office:value="0">
                <text:p>0</text:p>
                <draw:g>
                  <svg:desc>Tabelle1.C10:Tabelle1.C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6.6666666666667">
                <text:p>-16.6666666666667</text:p>
              </table:table-cell>
              <table:table-cell office:value-type="float" office:value="-0.0005">
                <text:p>-0.00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3.3333333333333">
                <text:p>-23.3333333333333</text:p>
              </table:table-cell>
              <table:table-cell office:value-type="float" office:value="-0.001">
                <text:p>-0.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4.4444444444444">
                <text:p>-34.4444444444444</text:p>
              </table:table-cell>
              <table:table-cell office:value-type="float" office:value="-0.0015">
                <text:p>-0.00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50">
                <text:p>-50</text:p>
              </table:table-cell>
              <table:table-cell office:value-type="float" office:value="-0.002">
                <text:p>-0.0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72.962962962963">
                <text:p>-72.962962962963</text:p>
              </table:table-cell>
              <table:table-cell office:value-type="float" office:value="-0.0025">
                <text:p>-0.00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06.296296296296">
                <text:p>-106.296296296296</text:p>
              </table:table-cell>
              <table:table-cell office:value-type="float" office:value="-0.003">
                <text:p>-0.0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54.938271604938">
                <text:p>-154.938271604938</text:p>
              </table:table-cell>
              <table:table-cell office:value-type="float" office:value="-0.0035">
                <text:p>-0.00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25.802469135803">
                <text:p>-225.802469135803</text:p>
              </table:table-cell>
              <table:table-cell office:value-type="float" office:value="-0.004">
                <text:p>-0.0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29.094650205761">
                <text:p>-329.094650205761</text:p>
              </table:table-cell>
              <table:table-cell office:value-type="float" office:value="-0.0045">
                <text:p>-0.00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79.62962962963">
                <text:p>-479.62962962963</text:p>
              </table:table-cell>
              <table:table-cell office:value-type="float" office:value="-0.005">
                <text:p>-0.0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699.026063100137">
                <text:p>-699.026063100137</text:p>
              </table:table-cell>
              <table:table-cell office:value-type="float" office:value="-0.0055">
                <text:p>-0.00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018.77914951989">
                <text:p>-1018.77914951989</text:p>
              </table:table-cell>
              <table:table-cell office:value-type="float" office:value="-0.006">
                <text:p>-0.0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484.79652491998">
                <text:p>-1484.79652491998</text:p>
              </table:table-cell>
              <table:table-cell office:value-type="float" office:value="-0.0055">
                <text:p>-0.00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688.55235482396">
                <text:p>-1688.55235482396</text:p>
              </table:table-cell>
              <table:table-cell office:value-type="float" office:value="-0.005">
                <text:p>-0.0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985.51165980796">
                <text:p>-1985.51165980796</text:p>
              </table:table-cell>
              <table:table-cell office:value-type="float" office:value="-0.0045">
                <text:p>-0.00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323.22213077275">
                <text:p>-2323.22213077275</text:p>
              </table:table-cell>
              <table:table-cell office:value-type="float" office:value="-0.004">
                <text:p>-0.0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720.32446273434">
                <text:p>-2720.32446273434</text:p>
              </table:table-cell>
              <table:table-cell office:value-type="float" office:value="-0.0035">
                <text:p>-0.00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184.96888888889">
                <text:p>-3184.96888888889</text:p>
              </table:table-cell>
              <table:table-cell office:value-type="float" office:value="-0.003">
                <text:p>-0.0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729.03378143576">
                <text:p>-3729.03378143576</text:p>
              </table:table-cell>
              <table:table-cell office:value-type="float" office:value="-0.0025">
                <text:p>-0.00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4366.02755921354">
                <text:p>-4366.02755921354</text:p>
              </table:table-cell>
              <table:table-cell office:value-type="float" office:value="-0.002">
                <text:p>-0.0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5111.83431550069">
                <text:p>-5111.83431550069</text:p>
              </table:table-cell>
              <table:table-cell office:value-type="float" office:value="-0.0015">
                <text:p>-0.00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5985.0398273434">
                <text:p>-5985.0398273434</text:p>
              </table:table-cell>
              <table:table-cell office:value-type="float" office:value="-0.001">
                <text:p>-0.0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007.40669044354">
                <text:p>-7007.40669044354</text:p>
              </table:table-cell>
              <table:table-cell office:value-type="float" office:value="-0.0005">
                <text:p>-0.00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8204.41465591222">
                <text:p>-8204.41465591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9605.89599400092">
                <text:p>-9605.89599400092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